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2bc5" officeooo:paragraph-rsid="000b2bc5" style:font-weight-asian="bold" style:font-weight-complex="bold"/>
    </style:style>
    <style:style style:name="P3" style:family="paragraph" style:parent-style-name="Standard">
      <style:text-properties officeooo:paragraph-rsid="000b2bc5"/>
    </style:style>
    <style:style style:name="P4" style:family="paragraph" style:parent-style-name="Standard">
      <style:text-properties officeooo:rsid="000b2bc5" officeooo:paragraph-rsid="000b2bc5"/>
    </style:style>
    <style:style style:name="T1" style:family="text">
      <style:text-properties officeooo:rsid="000b2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TACIÓ</text:p>
      <text:p text:style-name="P1"/>
      <text:p text:style-name="P1"/>
      <text:p text:style-name="P1"/>
      <text:p text:style-name="P1">Ref.: Z520</text:p>
      <text:p text:style-name="Standard">Sr. Joan Pons Florit</text:p>
      <text:p text:style-name="P3">Plaza Baixamar, 1 </text:p>
      <text:p text:style-name="P3">07701, Maó</text:p>
      <text:p text:style-name="Standard"/>
      <text:p text:style-name="Standard"/>
      <text:p text:style-name="Standard">Us deman que us presenteu en aquestes oficines, el proper <text:span text:style-name="T1">3</text:span>3 de <text:span text:style-name="T1">desembre</text:span>,</text:p>
      <text:p text:style-name="Standard">en horari de 9.00 a 13.30 h, a fi de poder fer la verificació de la vostra</text:p>
      <text:p text:style-name="Standard">signatura; tràmit imprescindible per completar la documentació</text:p>
      <text:p text:style-name="Standard">necessària per poder <text:span text:style-name="T1">tramitar el model 061.</text:span></text:p>
      <text:p text:style-name="Standard"/>
      <text:p text:style-name="Standard">La incompareixença comportarà l’arxivament de l’expedient.</text:p>
      <text:p text:style-name="Standard"/>
      <text:p text:style-name="P4">La cap de Hisenda Menorca</text:p>
      <text:p text:style-name="Standard"/>
      <text:p text:style-name="Standard"/>
      <text:p text:style-name="Standard">[rúbrica]</text:p>
      <text:p text:style-name="Standard"/>
      <text:p text:style-name="Standard"/>
      <text:p text:style-name="Standard">Maria Garcias Font</text:p>
      <text:p text:style-name="Standard"><text:tab/></text:p>
      <text:p text:style-name="Standard">Maó, <text:span text:style-name="T1">10 de novembre de 2023</text:span></text:p>
      <text:p text:style-name="Standard"/>
      <text:p text:style-name="Standard"/>
      <text:p text:style-name="Standard"/>
      <text:p text:style-name="Standard"/>
      <text:p text:style-name="Standard">Documentació que cal aportar:</text:p>
      <text:p text:style-name="Standard">—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54:21.860824285</meta:creation-date>
    <dc:date>2023-11-10T09:04:59.149520246</dc:date>
    <meta:editing-duration>PT27S</meta:editing-duration>
    <meta:editing-cycles>1</meta:editing-cycles>
    <meta:document-statistic meta:table-count="0" meta:image-count="0" meta:object-count="0" meta:page-count="1" meta:paragraph-count="17" meta:word-count="82" meta:character-count="489" meta:non-whitespace-character-count="420"/>
    <meta:generator>LibreOffice/7.3.7.2$Linux_X86_64 LibreOffice_project/30$Build-2</meta:generator>
  </office:meta>
</office:document-meta>
</file>